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25.7cm" style:rel-width="100%" table:align="center"/>
    </style:style>
    <style:style style:name="Tabla1.A" style:family="table-column">
      <style:table-column-properties style:column-width="0.577cm" style:rel-column-width="1470*"/>
    </style:style>
    <style:style style:name="Tabla1.B" style:family="table-column">
      <style:table-column-properties style:column-width="2.074cm" style:rel-column-width="5289*"/>
    </style:style>
    <style:style style:name="Tabla1.C" style:family="table-column">
      <style:table-column-properties style:column-width="2.775cm" style:rel-column-width="7076*"/>
    </style:style>
    <style:style style:name="Tabla1.D" style:family="table-column">
      <style:table-column-properties style:column-width="2.304cm" style:rel-column-width="5874*"/>
    </style:style>
    <style:style style:name="Tabla1.E" style:family="table-column">
      <style:table-column-properties style:column-width="1.864cm" style:rel-column-width="4753*"/>
    </style:style>
    <style:style style:name="Tabla1.F" style:family="table-column">
      <style:table-column-properties style:column-width="2.457cm" style:rel-column-width="6264*"/>
    </style:style>
    <style:style style:name="Tabla1.G" style:family="table-column">
      <style:table-column-properties style:column-width="6.627cm" style:rel-column-width="16899*"/>
    </style:style>
    <style:style style:name="Tabla1.H" style:family="table-column">
      <style:table-column-properties style:column-width="1.127cm" style:rel-column-width="2876*"/>
    </style:style>
    <style:style style:name="Tabla1.I" style:family="table-column">
      <style:table-column-properties style:column-width="1.351cm" style:rel-column-width="3444*"/>
    </style:style>
    <style:style style:name="Tabla1.J" style:family="table-column">
      <style:table-column-properties style:column-width="0.466cm" style:rel-column-width="1186*"/>
    </style:style>
    <style:style style:name="Tabla1.K" style:family="table-column">
      <style:table-column-properties style:column-width="2.193cm" style:rel-column-width="5589*"/>
    </style:style>
    <style:style style:name="Tabla1.M" style:family="table-column">
      <style:table-column-properties style:column-width="1.42cm" style:rel-column-width="3623*"/>
    </style:style>
    <style:style style:name="Tabla1.1" style:family="table-row">
      <style:table-row-properties fo:background-color="#fdf5e6">
        <style:background-image/>
      </style:table-row-properties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fo:background-color="#ffefd5">
        <style:background-image/>
      </style:table-row-properties>
    </style:style>
    <style:style style:name="Tabla1.17" style:family="table-row">
      <style:table-row-properties fo:background-color="#ffdead">
        <style:background-image/>
      </style:table-row-properties>
    </style:style>
    <style:style style:name="Tabla1.M17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center" style:justify-single-word="false"/>
      <style:text-properties fo:color="#800000" fo:font-size="7pt"/>
    </style:style>
    <style:style style:name="P6" style:family="paragraph" style:parent-style-name="Table_20_Contents">
      <style:paragraph-properties fo:margin-top="0cm" fo:margin-bottom="0.499cm" fo:text-align="center" style:justify-single-word="false"/>
    </style:style>
    <style:style style:name="T1" style:family="text">
      <style:text-properties fo:font-size="7pt"/>
    </style:style>
    <style:style style:name="T2" style:family="text">
      <style:text-properties fo:color="#800000"/>
    </style:style>
    <style:style style:name="T3" style:family="text">
      <style:text-properties fo:color="#800000" fo:font-size="7pt"/>
    </style:style>
    <style:style style:name="T4" style:family="text">
      <style:text-properties fo:color="#000000"/>
    </style:style>
    <style:style style:name="T5" style:family="text">
      <style:text-properties fo:color="#000000" style:font-name="Arial1" fo:font-size="7pt"/>
    </style:style>
    <style:style style:name="fr1" style:family="graphic" style:parent-style-name="Graphics">
      <style:graphic-properties fo:margin-left="0.106cm" fo:margin-right="0.106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2E-0277-003 <text:s/>CUENTA <text:s/>Nº 27007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J"/>
        <table:table-column table:style-name="Tabla1.M"/>
        <table:table-row table:style-name="Tabla1.1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6"><text:span text:style-name="Strong_20_Emphasis"><text:span text:style-name="T3">003/1990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4209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7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7.80</text:span></text:span></text:p>
          </table:table-cell>
          <table:table-cell table:style-name="Tabla1.A1" office:value-type="string">
            <text:p text:style-name="P3"><text:span text:style-name="Strong_20_Emphasis"><text:span text:style-name="T3">66.52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74.32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" text:anchor-type="as-char" svg:width="0.265cm" svg:height="0.265cm" draw:z-index="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6"><text:span text:style-name="Strong_20_Emphasis"><text:span text:style-name="T3">002/1990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3696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4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3.90</text:span></text:span></text:p>
          </table:table-cell>
          <table:table-cell table:style-name="Tabla1.A1" office:value-type="string">
            <text:p text:style-name="P3"><text:span text:style-name="Strong_20_Emphasis"><text:span text:style-name="T3">33.55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37.45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" text:anchor-type="as-char" svg:width="0.265cm" svg:height="0.265cm" draw:z-index="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6"><text:span text:style-name="Strong_20_Emphasis"><text:span text:style-name="T3">001/1990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19324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.30</text:span></text:span></text:p>
          </table:table-cell>
          <table:table-cell table:style-name="Tabla1.A1" office:value-type="string">
            <text:p text:style-name="P3"><text:span text:style-name="Strong_20_Emphasis"><text:span text:style-name="T3">11.25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12.55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" text:anchor-type="as-char" svg:width="0.265cm" svg:height="0.265cm" draw:z-index="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6"><text:span text:style-name="Strong_20_Emphasis"><text:span text:style-name="T3">007/1989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2576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5/09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4" text:anchor-type="as-char" svg:width="0.265cm" svg:height="0.265cm" draw:z-index="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6"><text:span text:style-name="Strong_20_Emphasis"><text:span text:style-name="T3">006/1989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2674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5" text:anchor-type="as-char" svg:width="0.265cm" svg:height="0.265cm" draw:z-index="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6"><text:span text:style-name="Strong_20_Emphasis"><text:span text:style-name="T3">005/1989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28174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10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6" text:anchor-type="as-char" svg:width="0.265cm" svg:height="0.265cm" draw:z-index="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6"><text:span text:style-name="Strong_20_Emphasis"><text:span text:style-name="T3">004/1989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4613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7" text:anchor-type="as-char" svg:width="0.265cm" svg:height="0.265cm" draw:z-index="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6"><text:span text:style-name="Strong_20_Emphasis"><text:span text:style-name="T3">003/1989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2382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8/06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8" text:anchor-type="as-char" svg:width="0.265cm" svg:height="0.265cm" draw:z-index="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6"><text:span text:style-name="Strong_20_Emphasis"><text:span text:style-name="T3">002/1989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2722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04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9" text:anchor-type="as-char" svg:width="0.265cm" svg:height="0.265cm" draw:z-index="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6"><text:span text:style-name="Strong_20_Emphasis"><text:span text:style-name="T3">001/1989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2855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0" text:anchor-type="as-char" svg:width="0.265cm" svg:height="0.265cm" draw:z-index="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6"><text:span text:style-name="Strong_20_Emphasis"><text:span text:style-name="T3">006/1988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3026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1" text:anchor-type="as-char" svg:width="0.265cm" svg:height="0.265cm" draw:z-index="1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6"><text:span text:style-name="Strong_20_Emphasis"><text:span text:style-name="T3">005/1988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2771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10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2" text:anchor-type="as-char" svg:width="0.265cm" svg:height="0.265cm" draw:z-index="1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6"><text:span text:style-name="Strong_20_Emphasis"><text:span text:style-name="T3">004/1988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2458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3" text:anchor-type="as-char" svg:width="0.265cm" svg:height="0.265cm" draw:z-index="1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6"><text:span text:style-name="Strong_20_Emphasis"><text:span text:style-name="T3">003/1988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2897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8/06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4" text:anchor-type="as-char" svg:width="0.265cm" svg:height="0.265cm" draw:z-index="1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6"><text:span text:style-name="Strong_20_Emphasis"><text:span text:style-name="T3">002/1988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4612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04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5" text:anchor-type="as-char" svg:width="0.265cm" svg:height="0.265cm" draw:z-index="1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ext:soft-page-break/>
        <table:table-row table:style-name="Tabla1.2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6"><text:span text:style-name="Strong_20_Emphasis"><text:span text:style-name="T3">001/1988</text:span></text:span></text:p>
          </table:table-cell>
          <table:table-cell table:style-name="Tabla1.A1" office:value-type="string">
            <text:p text:style-name="P6"><text:a xlink:type="simple" xlink:href="" office:target-frame-name="_blank" xlink:show="new"><text:span text:style-name="Strong_20_Emphasis"><text:span text:style-name="T1">001622854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6" text:anchor-type="as-char" svg:width="0.265cm" svg:height="0.265cm" draw:z-index="1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7">
          <table:table-cell table:style-name="Tabla1.A1" table:number-columns-spanned="10" office:value-type="string">
            <text:p text:style-name="P3"><text:span text:style-name="Strong_20_Emphasis"><text:span text:style-name="T5">TOTAL DEUDA PERIODOS  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3"><text:span text:style-name="Strong_20_Emphasis"><text:span text:style-name="T5">12944.17</text:span></text:span></text:p>
          </table:table-cell>
          <table:table-cell table:style-name="Tabla1.A1" office:value-type="string">
            <text:p text:style-name="P2"><text:span text:style-name="Strong_20_Emphasis"><text:span text:style-name="T4"> </text:span></text:span></text:p>
          </table:table-cell>
          <table:table-cell table:style-name="Tabla1.M17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cb mscb</meta:initial-creator>
    <meta:creation-date>2017-09-04T14:51:35.09</meta:creation-date>
    <meta:document-statistic meta:table-count="1" meta:image-count="16" meta:object-count="0" meta:page-count="2" meta:paragraph-count="196" meta:word-count="202" meta:character-count="1344"/>
    <dc:date>2017-09-04T14:59:14.21</dc:date>
    <dc:creator>mscb mscb</dc:creator>
    <meta:editing-duration>PT7M41S</meta:editing-duration>
    <meta:editing-cycles>1</meta:editing-cycles>
    <meta:generator>OpenOffice/4.0.0$Win32 OpenOffice.org_project/400m3$Build-9702</meta:generator>
  </office:meta>
</office:document-meta>
</file>